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cm" svg:stroke-color="#000000" draw:fill="none" draw:textarea-vertical-align="middle"/>
    </style:style>
    <style:style style:name="gr2" style:family="graphic" style:parent-style-name="standard">
      <style:graphic-properties svg:stroke-width="0cm" svg:stroke-color="#000000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7.999cm" svg:height="3.999cm" svg:x="1cm" svg:y="8cm" svg:viewBox="0 0 18000 4000" svg:d="M1000 4000c16000 0 16000 0 16000 0 0 0 1000 0 1000-1000s0-1000 0-1000c0 0 0-1000-1000-1000s-1000 1000-1000 1000c0 0 0 1000-1000 1000s-2000-3000-2000-3000h-8000c0 0-1000 3000-2000 3000s-1000-1000-1000-1000c0 0 0-1000-1000-1000s-1000 1000-1000 1000v1000c0 0 0 1000 1000 1000s-300 0-300 0">
          <text:p/>
        </draw:path>
        <draw:rect draw:style-name="gr2" draw:text-style-name="P1" draw:layer="layout" svg:width="0.2cm" svg:height="3.6cm" svg:x="9.9cm" svg:y="8.2cm">
          <text:p/>
        </draw:rect>
        <draw:rect draw:style-name="gr2" draw:text-style-name="P1" draw:layer="layout" svg:width="0.2cm" svg:height="1.2cm" svg:x="9.5cm" svg:y="8cm">
          <text:p/>
        </draw:rect>
        <draw:rect draw:style-name="gr2" draw:text-style-name="P1" draw:layer="layout" svg:width="0.2cm" svg:height="1.2cm" svg:x="9.5cm" svg:y="9.4cm">
          <text:p/>
        </draw:rect>
        <draw:rect draw:style-name="gr2" draw:text-style-name="P1" draw:layer="layout" svg:width="0.2cm" svg:height="1.2cm" svg:x="9.5cm" svg:y="10.8cm">
          <text:p/>
        </draw:rect>
        <draw:rect draw:style-name="gr2" draw:text-style-name="P1" draw:layer="layout" svg:width="0.2cm" svg:height="1.2cm" svg:x="10.3cm" svg:y="8cm">
          <text:p/>
        </draw:rect>
        <draw:rect draw:style-name="gr2" draw:text-style-name="P1" draw:layer="layout" svg:width="0.2cm" svg:height="1.2cm" svg:x="10.3cm" svg:y="9.4cm">
          <text:p/>
        </draw:rect>
        <draw:rect draw:style-name="gr2" draw:text-style-name="P1" draw:layer="layout" svg:width="0.2cm" svg:height="1.2cm" svg:x="10.3cm" svg:y="10.8cm">
          <text:p/>
        </draw:rect>
        <draw:rect draw:style-name="gr2" draw:text-style-name="P1" draw:layer="layout" svg:width="0.2cm" svg:height="3.6cm" svg:x="9.1cm" svg:y="8.2cm">
          <text:p/>
        </draw:rect>
        <draw:rect draw:style-name="gr2" draw:text-style-name="P1" draw:layer="layout" svg:width="0.2cm" svg:height="3.6cm" svg:x="10.7cm" svg:y="8.2cm">
          <text:p/>
        </draw:rect>
        <draw:rect draw:style-name="gr2" draw:text-style-name="P1" draw:layer="layout" svg:width="0.2cm" svg:height="1.2cm" svg:x="8.7cm" svg:y="8cm">
          <text:p/>
        </draw:rect>
        <draw:rect draw:style-name="gr2" draw:text-style-name="P1" draw:layer="layout" svg:width="0.2cm" svg:height="1.2cm" svg:x="8.7cm" svg:y="9.4cm">
          <text:p/>
        </draw:rect>
        <draw:rect draw:style-name="gr2" draw:text-style-name="P1" draw:layer="layout" svg:width="0.2cm" svg:height="1.2cm" svg:x="8.7cm" svg:y="10.8cm">
          <text:p/>
        </draw:rect>
        <draw:rect draw:style-name="gr2" draw:text-style-name="P1" draw:layer="layout" svg:width="0.2cm" svg:height="1.2cm" svg:x="11.1cm" svg:y="8cm">
          <text:p/>
        </draw:rect>
        <draw:rect draw:style-name="gr2" draw:text-style-name="P1" draw:layer="layout" svg:width="0.2cm" svg:height="1.2cm" svg:x="11.1cm" svg:y="9.4cm">
          <text:p/>
        </draw:rect>
        <draw:rect draw:style-name="gr2" draw:text-style-name="P1" draw:layer="layout" svg:width="0.2cm" svg:height="1.2cm" svg:x="11.1cm" svg:y="10.8cm">
          <text:p/>
        </draw:rect>
        <draw:rect draw:style-name="gr2" draw:text-style-name="P1" draw:layer="layout" svg:width="0.2cm" svg:height="3.6cm" svg:x="8.3cm" svg:y="8.2cm">
          <text:p/>
        </draw:rect>
        <draw:rect draw:style-name="gr2" draw:text-style-name="P1" draw:layer="layout" svg:width="0.2cm" svg:height="3.6cm" svg:x="11.5cm" svg:y="8.2cm">
          <text:p/>
        </draw:rect>
      </draw:page>
      <draw:page draw:name="page2" draw:style-name="dp1" draw:master-page-name="Default">
        <draw:path draw:style-name="gr1" draw:text-style-name="P1" draw:layer="layout" svg:width="7.499cm" svg:height="2.999cm" svg:x="2cm" svg:y="4.7cm" svg:viewBox="0 0 7500 3000" svg:d="M1000 3000c5000 0 5000 0 5000 0 0 0 1500-100 1500-1000s0-1000 0-1000c0 0-500-1000-1500-1000s-2000 0-2000 0c0 0 0 2000-1100 2000s-900 0-900 0c0 0-1000 0-1000-1000s-1000-1000-1000-1000v2000c0 0 0 1000 1000 1000s700 0 700 0">
          <text:p/>
        </draw:path>
        <draw:path draw:style-name="gr1" draw:text-style-name="P1" draw:layer="layout" svg:width="5.999cm" svg:height="0.999cm" svg:x="11cm" svg:y="6.7cm" svg:viewBox="0 0 6000 1000" svg:d="M0 1000c5000 0 5000 0 5000 0 0 0 1000-100 1000-1000">
          <text:p/>
        </draw:path>
        <draw:polyline draw:style-name="gr1" draw:text-style-name="P1" draw:layer="layout" svg:width="0.299cm" svg:height="0.999cm" svg:x="17cm" svg:y="5.7cm" svg:viewBox="0 0 300 1000" draw:points="0,1000 300,1000 300,0 0,0">
          <text:p/>
        </draw:polyline>
        <draw:path draw:style-name="gr1" draw:text-style-name="P1" draw:layer="layout" svg:width="6.999cm" svg:height="2.999cm" svg:x="10cm" svg:y="4.7cm" svg:viewBox="0 0 7000 3000" svg:d="M7000 1000c0 0 0-1000-1000-1000s-2000 0-2000 0c0 0 0 2000-1100 2000s-900 0-900 0c0 0-1000 0-1000-1000s-1000-1000-1000-1000v2000c0 0 0 1000 1000 1000s700 0 700 0">
          <text:p/>
        </draw:path>
        <draw:rect draw:style-name="gr2" draw:text-style-name="P1" draw:layer="layout" svg:width="0.3cm" svg:height="1cm" svg:x="8.9cm" svg:y="5.7cm">
          <text:p/>
        </draw:rect>
      </draw:page>
      <draw:page draw:name="page3" draw:style-name="dp1" draw:master-page-name="Default">
        <draw:path draw:style-name="gr1" draw:text-style-name="P1" draw:layer="layout" svg:width="17.999cm" svg:height="3.999cm" svg:x="1cm" svg:y="8cm" svg:viewBox="0 0 18000 4000" svg:d="M1000 4000c16000 0 16000 0 16000 0 0 0 1000 0 1000-1000s0-1000 0-1000c0 0 0-1000-1000-1000s-1000 1000-1000 1000c0 0 0 1000-1000 1000s-2000-3000-2000-3000h-8000c0 0-1000 3000-2000 3000s-1000-1000-1000-1000c0 0 0-1000-1000-1000s-1000 1000-1000 1000v1000c0 0 0 1000 1000 1000s-300 0-300 0">
          <text:p/>
        </draw:path>
        <draw:rect draw:style-name="gr2" draw:text-style-name="P1" draw:layer="layout" svg:width="0.2cm" svg:height="3.6cm" svg:x="9.9cm" svg:y="8.2cm">
          <text:p/>
        </draw:rect>
        <draw:rect draw:style-name="gr2" draw:text-style-name="P1" draw:layer="layout" svg:width="0.2cm" svg:height="1.2cm" svg:x="9.5cm" svg:y="8cm">
          <text:p/>
        </draw:rect>
        <draw:rect draw:style-name="gr2" draw:text-style-name="P1" draw:layer="layout" svg:width="0.2cm" svg:height="1.2cm" svg:x="9.5cm" svg:y="9.4cm">
          <text:p/>
        </draw:rect>
        <draw:rect draw:style-name="gr2" draw:text-style-name="P1" draw:layer="layout" svg:width="0.2cm" svg:height="1.2cm" svg:x="9.5cm" svg:y="10.8cm">
          <text:p/>
        </draw:rect>
        <draw:rect draw:style-name="gr2" draw:text-style-name="P1" draw:layer="layout" svg:width="0.2cm" svg:height="1.2cm" svg:x="10.3cm" svg:y="8cm">
          <text:p/>
        </draw:rect>
        <draw:rect draw:style-name="gr2" draw:text-style-name="P1" draw:layer="layout" svg:width="0.2cm" svg:height="1.2cm" svg:x="10.3cm" svg:y="9.4cm">
          <text:p/>
        </draw:rect>
        <draw:rect draw:style-name="gr2" draw:text-style-name="P1" draw:layer="layout" svg:width="0.2cm" svg:height="1.2cm" svg:x="10.3cm" svg:y="10.8cm">
          <text:p/>
        </draw:rect>
        <draw:rect draw:style-name="gr2" draw:text-style-name="P1" draw:layer="layout" svg:width="0.2cm" svg:height="3.6cm" svg:x="9.1cm" svg:y="8.2cm">
          <text:p/>
        </draw:rect>
        <draw:rect draw:style-name="gr2" draw:text-style-name="P1" draw:layer="layout" svg:width="0.2cm" svg:height="3.6cm" svg:x="10.7cm" svg:y="8.2cm">
          <text:p/>
        </draw:rect>
        <draw:rect draw:style-name="gr2" draw:text-style-name="P1" draw:layer="layout" svg:width="0.2cm" svg:height="1.2cm" svg:x="8.7cm" svg:y="8cm">
          <text:p/>
        </draw:rect>
        <draw:rect draw:style-name="gr2" draw:text-style-name="P1" draw:layer="layout" svg:width="0.2cm" svg:height="1.2cm" svg:x="8.7cm" svg:y="9.4cm">
          <text:p/>
        </draw:rect>
        <draw:rect draw:style-name="gr2" draw:text-style-name="P1" draw:layer="layout" svg:width="0.2cm" svg:height="1.2cm" svg:x="8.7cm" svg:y="10.8cm">
          <text:p/>
        </draw:rect>
        <draw:rect draw:style-name="gr2" draw:text-style-name="P1" draw:layer="layout" svg:width="0.2cm" svg:height="1.2cm" svg:x="11.1cm" svg:y="8cm">
          <text:p/>
        </draw:rect>
        <draw:rect draw:style-name="gr2" draw:text-style-name="P1" draw:layer="layout" svg:width="0.2cm" svg:height="1.2cm" svg:x="11.1cm" svg:y="9.4cm">
          <text:p/>
        </draw:rect>
        <draw:rect draw:style-name="gr2" draw:text-style-name="P1" draw:layer="layout" svg:width="0.2cm" svg:height="1.2cm" svg:x="11.1cm" svg:y="10.8cm">
          <text:p/>
        </draw:rect>
        <draw:rect draw:style-name="gr2" draw:text-style-name="P1" draw:layer="layout" svg:width="0.2cm" svg:height="3.6cm" svg:x="8.3cm" svg:y="8.2cm">
          <text:p/>
        </draw:rect>
        <draw:rect draw:style-name="gr2" draw:text-style-name="P1" draw:layer="layout" svg:width="0.2cm" svg:height="3.6cm" svg:x="11.5cm" svg:y="8.2cm">
          <text:p/>
        </draw:rect>
        <draw:path draw:style-name="gr1" draw:text-style-name="P1" draw:layer="layout" svg:width="7.499cm" svg:height="2.999cm" svg:x="2cm" svg:y="4.7cm" svg:viewBox="0 0 7500 3000" svg:d="M1000 3000c5000 0 5000 0 5000 0 0 0 1500-100 1500-1000s0-1000 0-1000c0 0-500-1000-1500-1000s-2000 0-2000 0c0 0 0 2000-1100 2000s-900 0-900 0c0 0-1000 0-1000-1000s-1000-1000-1000-1000v2000c0 0 0 1000 1000 1000s700 0 700 0">
          <text:p/>
        </draw:path>
        <draw:path draw:style-name="gr1" draw:text-style-name="P1" draw:layer="layout" svg:width="5.999cm" svg:height="0.999cm" svg:x="11cm" svg:y="6.7cm" svg:viewBox="0 0 6000 1000" svg:d="M0 1000c5000 0 5000 0 5000 0 0 0 1000-100 1000-1000">
          <text:p/>
        </draw:path>
        <draw:polyline draw:style-name="gr1" draw:text-style-name="P1" draw:layer="layout" svg:width="0.299cm" svg:height="0.999cm" svg:x="17cm" svg:y="5.7cm" svg:viewBox="0 0 300 1000" draw:points="0,1000 300,1000 300,0 0,0">
          <text:p/>
        </draw:polyline>
        <draw:path draw:style-name="gr1" draw:text-style-name="P1" draw:layer="layout" svg:width="6.999cm" svg:height="2.999cm" svg:x="10cm" svg:y="4.7cm" svg:viewBox="0 0 7000 3000" svg:d="M7000 1000c0 0 0-1000-1000-1000s-2000 0-2000 0c0 0 0 2000-1100 2000s-900 0-900 0c0 0-1000 0-1000-1000s-1000-1000-1000-1000v2000c0 0 0 1000 1000 1000s700 0 700 0">
          <text:p/>
        </draw:path>
        <draw:rect draw:style-name="gr2" draw:text-style-name="P1" draw:layer="layout" svg:width="0.3cm" svg:height="1cm" svg:x="8.9cm" svg:y="5.7cm">
          <text:p/>
        </draw:rect>
        <draw:path draw:style-name="gr1" draw:text-style-name="P1" draw:layer="layout" svg:width="17.999cm" svg:height="3.999cm" svg:x="1cm" svg:y="0.4cm" svg:viewBox="0 0 18000 4000" svg:d="M1000 4000c16000 0 16000 0 16000 0 0 0 1000 0 1000-1000s0-1000 0-1000c0 0 0-1000-1000-1000s-1000 1000-1000 1000c0 0 0 1000-1000 1000s-2000-3000-2000-3000h-8000c0 0-1000 3000-2000 3000s-1000-1000-1000-1000c0 0 0-1000-1000-1000s-1000 1000-1000 1000v1000c0 0 0 1000 1000 1000s-300 0-300 0">
          <text:p/>
        </draw:path>
        <draw:line draw:style-name="gr1" draw:text-style-name="P1" draw:layer="layout" svg:x1="10cm" svg:y1="4.4cm" svg:x2="10cm" svg:y2="0.4cm">
          <text:p/>
        </draw:line>
        <draw:rect draw:style-name="gr2" draw:text-style-name="P1" draw:layer="layout" svg:width="0.3cm" svg:height="2.1cm" svg:x="8.7cm" svg:y="0.4cm">
          <text:p/>
        </draw:rect>
        <draw:rect draw:style-name="gr2" draw:text-style-name="P1" draw:layer="layout" svg:width="0.3cm" svg:height="1.9cm" svg:x="11cm" svg:y="2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i Yang Ten</meta:initial-creator>
    <meta:creation-date>2017-12-08T18:21:11.52</meta:creation-date>
    <meta:printed-by>Zhi Yang Ten</meta:printed-by>
    <meta:print-date>2017-12-08T21:49:32.87</meta:print-date>
    <dc:date>2017-12-09T00:03:44.70</dc:date>
    <dc:creator>Zhi Yang Ten</dc:creator>
    <meta:editing-duration>PT1H55M34S</meta:editing-duration>
    <meta:editing-cycles>1</meta:editing-cycles>
    <meta:document-statistic meta:object-count="50"/>
    <meta:generator>OpenOffice/4.1.4$Win32 OpenOffice.org_project/414m5$Build-9788</meta:generator>
  </office:meta>
</office:document-meta>
</file>